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2fd49" officeooo:paragraph-rsid="0012fd49" style:font-size-asian="14pt" style:font-size-complex="14pt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4" style:family="paragraph" style:parent-style-name="Standard">
      <style:paragraph-properties fo:line-height="150%"/>
      <style:text-properties style:font-name="Ubuntu" fo:font-size="14pt" officeooo:rsid="0018efdf" officeooo:paragraph-rsid="0018efd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ba2dd" officeooo:paragraph-rsid="001ba2d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61bf" officeooo:paragraph-rsid="001f61bf" style:font-size-asian="14pt" style:font-size-complex="14pt"/>
    </style:style>
    <style:style style:name="T1" style:family="text">
      <style:text-properties officeooo:rsid="00133326"/>
    </style:style>
    <style:style style:name="T2" style:family="text">
      <style:text-properties officeooo:rsid="0014fab0"/>
    </style:style>
    <style:style style:name="T3" style:family="text">
      <style:text-properties officeooo:rsid="00177c99"/>
    </style:style>
    <style:style style:name="T4" style:family="text">
      <style:text-properties officeooo:rsid="001bddee"/>
    </style:style>
    <style:style style:name="T5" style:family="text">
      <style:text-properties officeooo:rsid="001dba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nimação 01</text:h>
      <text:p text:style-name="P2">As animações quando feitas em javascript geralmente não são feitas apenas com js, mas sim um conjunto entre javascript e css</text:p>
      <text:p text:style-name="P2"><text:s/>em sua maioria são um conjunto entre o javascript e o css</text:p>
      <text:p text:style-name="P1"/>
      <text:p text:style-name="P2">geralmente o css fica com a parte da configuração, com o estado das coisas e o javascript fica com a parte de colocar e tirar <text:span text:style-name="T1">essa</text:span> configuração <text:span text:style-name="T1">nos elementos, então um fica com o estilo (css) enquanto outro com a manipulação/</text:span><text:span text:style-name="T2">controle</text:span><text:span text:style-name="T1"> desse estilo, </text:span><text:span text:style-name="T3">onde vai ou n, em que momento vai</text:span><text:span text:style-name="T1"> </text:span><text:span text:style-name="T3">ou em que momento n vai etc. </text:span><text:span text:style-name="T1">(js)</text:span></text:p>
      <text:p text:style-name="P1"/>
      <text:p text:style-name="P4">As animações js podem acontecer de duas formas, utilizando a combinação de js e css ou fazendo tudo com js (qual a melhor forma?)</text:p>
      <text:p text:style-name="P1"/>
      <text:p text:style-name="P5">As animações tambem podem ser <text:span text:style-name="T4">o processo de pegar uma propriedade de um elemento e trabalhar com o valor dessa propriedade no js. A cada instante pegar o valor atual, incrementar ou decrementar e jogar o novo valor </text:span><text:span text:style-name="T5">de volta par</text:span><text:span text:style-name="T4">a propriedade.</text:span></text:p>
      <text:p text:style-name="P5"><text:span text:style-name="T5">Basicamente é </text:span>controlar as propriedades css</text:p>
      <text:p text:style-name="P1"/>
      <text:p text:style-name="P6">Manipulação de propriedades das c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0:17:59.251917775</meta:creation-date>
    <dc:date>2023-02-28T18:18:16.682617282</dc:date>
    <meta:editing-duration>PT11H28M48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2" meta:paragraph-count="8" meta:word-count="171" meta:character-count="956" meta:non-whitespace-character-count="792"/>
  </office:meta>
</office:document-meta>
</file>